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083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ctave code line count:</text:p>
          </table:table-cell>
          <table:table-cell/>
        </table:table-row>
        <table:table-row table:style-name="ro1">
          <table:table-cell table:style-name="ce1" office:value-type="string" calcext:value-type="string">
            <text:p>Chapter 1</text:p>
          </table:table-cell>
          <table:table-cell/>
        </table:table-row>
        <table:table-row table:style-name="ro2">
          <table:table-cell office:value-type="string" calcext:value-type="string">
            <text:p>maxOverMesh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recFactorial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trominos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hano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Chapter 2</text:p>
          </table:table-cell>
          <table:table-cell/>
        </table:table-row>
        <table:table-row table:style-name="ro3">
          <table:table-cell office:value-type="string" calcext:value-type="string">
            <text:p>bisection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bisectionWhile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newtonFractalAnyRectangle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complexGridAnyRectangle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findIndex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olorMapGraded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seededSecantFractalAnyRectangle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seededSecant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falsePosition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bracketedNewton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bracketedInverseQuadratic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bracketedSteffensen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string" calcext:value-type="string">
            <text:p>Chapter 3</text:p>
          </table:table-cell>
          <table:table-cell/>
        </table:table-row>
        <table:table-row table:style-name="ro2">
          <table:table-cell table:style-name="ce2" office:value-type="string" calcext:value-type="string">
            <text:p>fractalInterpolator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neville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sidi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Chapter 4</text:p>
          </table:table-cell>
          <table:table-cell/>
        </table:table-row>
        <table:table-row table:style-name="ro2">
          <table:table-cell table:style-name="ce2" office:value-type="string" calcext:value-type="string">
            <text:p>compositeTrapezoidal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table:style-name="ce2" office:value-type="string" calcext:value-type="string">
            <text:p>adaptiveSimpsons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style-name="ce2" office:value-type="string" calcext:value-type="string">
            <text:p>adaptSimp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table:style-name="ce2" office:value-type="string" calcext:value-type="string">
            <text:p>aSimp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table:style-name="ce2" office:value-type="string" calcext:value-type="string">
            <text:p>romber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Chapter 5</text:p>
          </table:table-cell>
          <table:table-cell/>
        </table:table-row>
        <table:table-row table:style-name="ro2">
          <table:table-cell office:value-type="string" calcext:value-type="string">
            <text:p>naturalCubicSpline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clampedCubicSpline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table:style-name="ce1" office:value-type="string" calcext:value-type="string">
            <text:p>Chapter 6</text:p>
          </table:table-cell>
          <table:table-cell/>
        </table:table-row>
        <table:table-row table:style-name="ro3">
          <table:table-cell office:value-type="string" calcext:value-type="string">
            <text:p>taylor2od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rungeKuttaDemo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ungeKuttaDemo2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euler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midpoint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ralst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eulerimp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heun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rk4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rk23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thirdOrder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k34butcher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merson</text:p>
          </table:table-cell>
          <table:table-cell office:value-type="float" office:value="44" calcext:value-type="float">
            <text:p>44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1">
          <table:table-cell table:style-name="ce3" office:value-type="string" calcext:value-type="string">
            <text:p>Total:</text:p>
          </table:table-cell>
          <table:table-cell table:formula="of:=SUM([.B1:.B49])" office:value-type="float" office:value="1174" calcext:value-type="float">
            <text:p>1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08:09:14.561011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09:57:32.530153455</meta:creation-date>
    <dc:date>2016-06-12T09:38:58.096652196</dc:date>
    <meta:editing-duration>PT2H54M43S</meta:editing-duration>
    <meta:editing-cycles>32</meta:editing-cycles>
    <meta:generator>LibreOffice/4.2.8.2$Linux_X86_64 LibreOffice_project/420m0$Build-2</meta:generator>
    <meta:document-statistic meta:table-count="1" meta:cell-count="89" meta:object-count="0"/>
  </office:meta>
</office:document-meta>
</file>